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paragraph-properties fo:margin-top="0in" fo:margin-bottom="0in" style:contextual-spacing="false" fo:line-height="100%">
        <style:tab-stops/>
      </style:paragraph-properties>
    </style:style>
    <style:style style:name="P2" style:family="paragraph" style:parent-style-name="Heading_20_1">
      <style:paragraph-properties fo:margin-top="0in" fo:margin-bottom="0in" style:contextual-spacing="false" fo:line-height="100%" fo:break-before="page">
        <style:tab-stops/>
      </style:paragraph-properties>
    </style:style>
    <style:style style:name="P3" style:family="paragraph" style:parent-style-name="Heading_20_1">
      <style:paragraph-properties fo:margin-top="0in" fo:margin-bottom="0in" style:contextual-spacing="false" fo:line-height="100%">
        <style:tab-stops/>
      </style:paragraph-properties>
    </style:style>
    <style:style style:name="P4" style:family="paragraph" style:parent-style-name="Heading_20_2">
      <style:paragraph-properties fo:margin-top="0in" fo:margin-bottom="0in" style:contextual-spacing="false" fo:line-height="100%">
        <style:tab-stops/>
      </style:paragraph-properties>
    </style:style>
    <style:style style:name="P5" style:family="paragraph" style:parent-style-name="Heading_20_2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>
        <style:tab-stops/>
      </style:paragraph-properties>
    </style:style>
    <style:style style:name="P8" style:family="paragraph" style:parent-style-name="Subtitle">
      <style:paragraph-properties fo:margin-top="0in" fo:margin-bottom="0in" style:contextual-spacing="false" fo:line-height="100%">
        <style:tab-stops/>
      </style:paragraph-properties>
    </style:style>
    <style:style style:name="P9" style:family="paragraph" style:parent-style-name="Text_20_body">
      <style:paragraph-properties fo:margin-top="0in" fo:margin-bottom="0in" style:contextual-spacing="false" fo:line-height="100%">
        <style:tab-stops/>
      </style:paragraph-properties>
      <style:text-properties officeooo:rsid="001f989a" officeooo:paragraph-rsid="001f989a"/>
    </style:style>
    <style:style style:name="P10" style:family="paragraph" style:parent-style-name="Text_20_body">
      <style:paragraph-properties fo:margin-top="0in" fo:margin-bottom="0in" style:contextual-spacing="false" fo:line-height="100%">
        <style:tab-stops/>
      </style:paragraph-properties>
      <style:text-properties officeooo:rsid="002064a1" officeooo:paragraph-rsid="002064a1"/>
    </style:style>
    <style:style style:name="P11" style:family="paragraph" style:parent-style-name="Text_20_body">
      <style:paragraph-properties fo:margin-top="0in" fo:margin-bottom="0in" style:contextual-spacing="false" fo:line-height="100%">
        <style:tab-stops/>
      </style:paragraph-properties>
    </style:style>
    <style:style style:name="P12" style:family="paragraph" style:parent-style-name="Title">
      <style:paragraph-properties fo:margin-top="0in" fo:margin-bottom="0in" style:contextual-spacing="false" fo:line-height="100%">
        <style:tab-stops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alcyon-J</text:p>
      <text:p text:style-name="P8">A 4X Space Strategy Game</text:p>
      <text:p text:style-name="P7"/>
      <text:p text:style-name="P6">by</text:p>
      <text:p text:style-name="P6">Robert Raymond Alpizar</text:p>
      <text:p text:style-name="P6">Stop Being Logical Software</text:p>
      <text:p text:style-name="P7"/>
      <text:p text:style-name="P6">rev 0.1 – Dec 13, 2024</text:p>
      <text:p text:style-name="P7"/>
      <text:h text:style-name="P2" text:outline-level="1">Introduction</text:h>
      <text:p text:style-name="P11"/>
      <text:h text:style-name="P3" text:outline-level="1">Concept</text:h>
      <text:p text:style-name="P9">Halcyon-J is a 4X game based in space.</text:p>
      <text:h text:style-name="P3" text:outline-level="1">Story</text:h>
      <text:p text:style-name="P9">The last living humans have fled the destruction of Earth and have come to the Sagan sector in hopes of finding an colonizing a new home.</text:p>
      <text:h text:style-name="P3" text:outline-level="1">Setting</text:h>
      <text:p text:style-name="P9">The game will be set in the Sagan sector of the Milky Way galaxy. The sector is composed of appoximately 100 star systems.</text:p>
      <text:h text:style-name="P3" text:outline-level="1"/>
      <text:h text:style-name="P3" text:outline-level="1">Elements Breakdown</text:h>
      <text:h text:style-name="P4" text:outline-level="2"/>
      <text:h text:style-name="P4" text:outline-level="2">Empires</text:h>
      <text:h text:style-name="P4" text:outline-level="2">Planets</text:h>
      <text:h text:style-name="P5" text:outline-level="2">Resources</text:h>
      <text:h text:style-name="P5" text:outline-level="2">Natives?</text:h>
      <text:h text:style-name="P4" text:outline-level="2">Starbases</text:h>
      <text:h text:style-name="P4" text:outline-level="2">Government Types</text:h>
      <text:h text:style-name="P4" text:outline-level="2">Ships</text:h>
      <text:h text:style-name="P4" text:outline-level="2"/>
      <text:h text:style-name="P3" text:outline-level="1">Game Logic</text:h>
      <text:h text:style-name="P4" text:outline-level="2"/>
      <text:h text:style-name="P4" text:outline-level="2">Game Initialization</text:h>
      <text:h text:style-name="P1" text:outline-level="3">Races</text:h>
      <text:h text:style-name="P1" text:outline-level="3">Planets</text:h>
      <text:h text:style-name="P1" text:outline-level="3">Ships</text:h>
      <text:h text:style-name="P4" text:outline-level="2"/>
      <text:h text:style-name="P4" text:outline-level="2">Turn Order</text:h>
      <text:p text:style-name="P10"/>
      <text:h text:style-name="P3" text:outline-level="1"/>
      <text:h text:style-name="P3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3:14:57.617166307</meta:creation-date>
    <dc:date>2024-12-14T21:41:14.280194844</dc:date>
    <meta:editing-duration>PT10H32M24S</meta:editing-duration>
    <meta:editing-cycles>4</meta:editing-cycles>
    <meta:generator>LibreOffice/24.2.3.2$MacOSX_AARCH64 LibreOffice_project/433d9c2ded56988e8a90e6b2e771ee4e6a5ab2ba</meta:generator>
    <meta:document-statistic meta:table-count="0" meta:image-count="0" meta:object-count="0" meta:page-count="2" meta:paragraph-count="27" meta:word-count="99" meta:character-count="569" meta:non-whitespace-character-count="496"/>
  </office:meta>
</office:document-meta>
</file>